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asian="14pt"/>
    </style:style>
    <style:style style:name="T6" style:family="text">
      <style:text-properties style:font-weight-asian="bold"/>
    </style:style>
    <style:style style:name="T7" style:family="text">
      <style:text-properties style:font-size-complex="14pt"/>
    </style:style>
    <style:style style:name="T8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04</text:p>
      <text:p text:style-name="Standard"/>
      <text:p text:style-name="P2">Etap I</text:p>
      <text:p text:style-name="Standard"/>
      <text:p text:style-name="P3">ilu członków liczył zespół The Beattles</text:p>
      <text:p text:style-name="P3">jak nazywa się swięta księga islamu</text:p>
      <text:p text:style-name="P3">czy ptak kiwi może fruwać <text:s text:c="57"/><text:span text:style-name="T4"><text:s text:c="2"/>jest nielotem</text:span></text:p>
      <text:p text:style-name="P3">z czego bicza nie ukręcisz <text:s text:c="60"/><text:span text:style-name="T4"><text:s/>z piasku</text:span></text:p>
      <text:p text:style-name="P3">z którego państwa wywodzi się menuet <text:s text:c="40"/><text:span text:style-name="T4">Francja</text:span></text:p>
      <text:p text:style-name="P3">kontestacja to wyrażenie aprobaty czy sprzeciwu <text:s text:c="24"/><text:span text:style-name="T4"><text:s/>sprzeciw</text:span></text:p>
      <text:p text:style-name="P3">mapę którego kontynentu znajdziemy na monetach euro</text:p>
      <text:p text:style-name="P3">który owoc Wilhelm Tell zestrzelił z głowy syna <text:s text:c="24"/><text:span text:style-name="T4"><text:s/>jabłko</text:span></text:p>
      <text:p text:style-name="P3">jak nazywa się majątek wnoszony mężowi przez żone <text:s text:c="15"/><text:span text:style-name="T4"><text:s/>posag</text:span></text:p>
      <text:p text:style-name="P3">a niechaj narodowie wżdy postronni znają <text:s text:c="35"/><text:span text:style-name="T4">Mikołaj Rej </text:span></text:p>
      <text:p text:style-name="P3">jak nazywał się nadworny błazen trzech polskich królów Aleksander Jagiellończyk, Zygmunci</text:p>
      <text:p text:style-name="P3">w którym ze sportów używany jest młotek krykiet, hokej czy bilard <text:s text:c="13"/></text:p>
      <text:p text:style-name="P3">Kijów jest stolicą którego państwa <text:s text:c="11"/></text:p>
      <text:p text:style-name="P3">która postać z książki Alicja z krainy czarów Louisa Karola znikała pozostawiając po sobie tylko uśmiech <text:s text:c="80"/><text:span text:style-name="T4"><text:s text:c="2"/>kot</text:span></text:p>
      <text:p text:style-name="P3">jak z łaciny nazywa się 1/100 dowolnej wartości <text:s text:c="24"/><text:span text:style-name="T4"><text:s text:c="2"/>procent <text:s/></text:span><text:s text:c="15"/></text:p>
      <text:p text:style-name="P3">które dwa państwa łączy eurotunel</text:p>
      <text:p text:style-name="P3">jak nazywa się długi sznur zakończony pętlą służący do chwytania bydła <text:s text:c="6"/><text:span text:style-name="T4"><text:s/>lasso, arkan</text:span></text:p>
      <text:p text:style-name="P3">siarkowodór to związek organiczny czy nieorganiczny</text:p>
      <text:p text:style-name="P3"/>
      <text:p text:style-name="Standard"><text:span text:style-name="T2">Etap II</text:span></text:p>
      <text:p text:style-name="Standard"/>
      <text:p text:style-name="P3">który rok przyjmuje się za początek państwa polskiego <text:s text:c="35"/><text:span text:style-name="T4">966</text:span></text:p>
      <text:p text:style-name="P3">czy odkryte przez Roentgena promienie X to promieniowanie jonizujące <text:s text:c="7"/><text:span text:style-name="T4">TAK</text:span></text:p>
      <text:p text:style-name="P3">nad ktorym oceanem leży stolica Japonii <text:s text:c="58"/><text:span text:style-name="T4">Pacyfik</text:span></text:p>
      <text:p text:style-name="P3">gen.Pułaski jest bohaterem narodowym którego obcego państwa <text:s text:c="19"/><text:span text:style-name="T4"><text:s/>USA</text:span></text:p>
      <text:p text:style-name="P3">kto w filmie Popioły zagrał rolę Rafała Olbromskiego <text:s text:c="37"/><text:span text:style-name="T4">Olbrychski</text:span></text:p>
      <text:p text:style-name="P3">jakiego koloru koszule nosili ochotnicy Garibaldiego w wyprawie na Sycylie <text:s text:c="4"/><text:span text:style-name="T4">czerwone</text:span></text:p>
      <text:p text:style-name="P3">czyim imieniem nazwano cieśninę między Ameryką południową a Ziemią ognistą</text:p>
      <text:p text:style-name="P4">cieśnina Magellana</text:p>
      <text:p text:style-name="P3">w którym wloskim mieście przy mauzoleum <text:s/>Hadriana stoi most Sant Angelo <text:s text:c="2"/><text:span text:style-name="T4"><text:s/>Rzym</text:span></text:p>
      <text:p text:style-name="P3">czy żołnierz w czynnej służbie może sprawować w Polsce mandat poselski <text:s text:c="6"/><text:span text:style-name="T4"><text:s/>NIE </text:span></text:p>
      <text:p text:style-name="P3">w którym roku były rozgrywane w Polsce mś w piłce nożnej <text:s text:c="30"/><text:span text:style-name="T4">nigdy</text:span></text:p>
      <text:p text:style-name="P3">które dzieło powstało wcześniej: powieść Krzyżacy czy obraz bitwa pod Grunwaldem Matejki <text:s text:c="110"/><text:span text:style-name="T4">Krzyżacy</text:span></text:p>
      <text:p text:style-name="P3">po I rozbiorze Polski Warmia znalazła się w granicach którego państwa <text:s text:c="8"/><text:span text:style-name="T4"><text:s/>Prusy</text:span></text:p>
      <text:p text:style-name="P3">jak nazywa się świątynia bizantyjska w Konstantynopolu <text:s text:c="27"/><text:span text:style-name="T4"><text:s/>Hagia Sophia</text:span></text:p>
      <text:p text:style-name="P3">jak brzmi tytuł powieści Adama Mickiewicza o bohaterskiej księżnej Nowogródka</text:p>
      <text:p text:style-name="P4">Grażyna </text:p>
      <text:p text:style-name="P3">Nowa Południową Walia to stan którego państwa <text:s text:c="45"/><text:span text:style-name="T4">Australia</text:span></text:p>
      <text:p text:style-name="P3">czy Terry Savallas wystąpił w którymś z filmów z serii o Jamesie Bondzie <text:s text:c="4"/><text:span text:style-name="T4"><text:s/>TAK</text:span></text:p>
      <text:p text:style-name="P3">w którym wieku żył gdański astronom Jan Heweliusz <text:s text:c="38"/><text:span text:style-name="T4">XVII w.</text:span></text:p>
      <text:p text:style-name="P3">jak nazywa się pas z kolorowego włókna naszyty wzdłuż zewnętrznego szwu spodni <text:soft-page-break/><text:span text:style-name="T4">lampas</text:span></text:p>
      <text:p text:style-name="P3">w którym państwie stoi piramida Księżyca <text:s text:c="50"/><text:span text:style-name="T4"><text:s/>Meksyk</text:span></text:p>
      <text:p text:style-name="P3">jak nazywał się dróżnik który wyratował Wokulskiego spod kół pociągu <text:s text:c="7"/><text:span text:style-name="T4"><text:s/>Wysocki</text:span></text:p>
      <text:p text:style-name="P3">EFTA jest stowarzyszeniem wolnego handlu państw którego kontynentu <text:s text:c="8"/><text:span text:style-name="T4">Europa</text:span></text:p>
      <text:p text:style-name="P3">kwakier to członek protestanckiej grupy wyznaniowej czy afrykańskiego plemienia <text:s text:c="3"/><text:span text:style-name="T4">protestant</text:span></text:p>
      <text:p text:style-name="P3">jakie kolory występują na fladze Kanady <text:s text:c="51"/><text:span text:style-name="T4"><text:s/>biały i czerwony</text:span></text:p>
      <text:p text:style-name="P3">na którym pojezierzu w Polsce wznoszą się Szeskie wzgórza <text:s text:c="20"/><text:span text:style-name="T4"><text:s/>mazurskie</text:span></text:p>
      <text:p text:style-name="P3">w której dziedzinie nauki przyznawane są medale Filtza <text:s text:c="27"/><text:span text:style-name="T4"><text:s text:c="2"/>matematyka</text:span></text:p>
      <text:p text:style-name="P3">jak nazywał sie gliniany olbrzym stworzony w Pradze przez <text:s text:c="22"/><text:span text:style-name="T4">Golem</text:span></text:p>
      <text:p text:style-name="P3">czy wojny punickie miały miejsce przed czy po narodzeniu Chrystusa <text:s text:c="6"/><text:span text:style-name="T4"><text:s/>przed</text:span></text:p>
      <text:p text:style-name="P3">jakiego koloru habit nosi członek zakonu kamedułów <text:s text:c="32"/><text:span text:style-name="T4"><text:s/>białe</text:span></text:p>
      <text:p text:style-name="P3">ruch obrotowy Ziemi to wokół własnej osi czy słońca <text:s text:c="32"/><text:span text:style-name="T4">własnej osi</text:span></text:p>
      <text:p text:style-name="P3">w którym państwie rozgrywa sie akcja Hamleta <text:s text:c="39"/><text:span text:style-name="T4"><text:s text:c="3"/>Dania</text:span></text:p>
      <text:p text:style-name="P3">z ilu zawodników składa się drużyna Curlingu <text:s text:c="44"/><text:span text:style-name="T4">czterech</text:span></text:p>
      <text:p text:style-name="P3">czy muchomor sromotnikowy i sromotnik bezwstydny to ten sam grzyb <text:s text:c="3"/><text:span text:style-name="T4">różne</text:span></text:p>
      <text:p text:style-name="P3">za panowania którego cesarza męczeńską śmierć poniósł Piotr apostoł <text:s text:c="5"/><text:span text:style-name="T4">Neron</text:span></text:p>
      <text:p text:style-name="P3">w której wolności statua wolności trzyma pochodnię <text:s text:c="32"/><text:span text:style-name="T4"><text:s/>prawej</text:span></text:p>
      <text:p text:style-name="P3">kto twierdził że człowiek to tylko trzcina ale trzcina myśląca <text:s text:c="19"/><text:span text:style-name="T4"><text:s/>Pascal</text:span></text:p>
      <text:p text:style-name="P3">czy osobą prawną może być przedsiębiorstwo <text:s text:c="44"/><text:span text:style-name="T4">TAK</text:span></text:p>
      <text:p text:style-name="P3">jakimi słowami zaczął swoje przemówienie w Kongresie Lech Wałęsa <text:s text:c="5"/><text:span text:style-name="T4">My, naród</text:span></text:p>
      <text:p text:style-name="P3">kto założył teatr na Woli w Warszawie <text:s text:c="53"/><text:span text:style-name="T4">Tadeusz Łomnick</text:span>i</text:p>
      <text:p text:style-name="P3">na którym półwyspie leży przylądek Hafun, najdalej na wschód wysunięty punkt Afryki</text:p>
      <text:p text:style-name="P4">półwysep Somalijski</text:p>
      <text:p text:style-name="P3">do nacinania gwintów wewnętrznych służy gwintownik a do zewnętrznych <text:s text:c="4"/><text:span text:style-name="T4">narzynka</text:span></text:p>
      <text:p text:style-name="P3">jaki przydomek nosił Kazimierz Krukowski</text:p>
      <text:p text:style-name="P3">sylwetka której rezydencji Ludwika II stała się symbolem wytwórni Disneya <text:s/><text:span text:style-name="T4">Nojszwanstein</text:span></text:p>
      <text:p text:style-name="P3"/>
      <text:p text:style-name="Standard"><text:span text:style-name="T2">Etap III</text:span></text:p>
      <text:p text:style-name="Standard"><text:span text:style-name="T2"/></text:p>
      <text:p text:style-name="P5">tereny którego współczesnego państwa podbił w XVI w Pizzaro <text:s text:c="19"/><text:span text:style-name="T4">Peru</text:span></text:p>
      <text:p text:style-name="P5">czy jeże żyjące w Polsce zapadają w sen zimowy <text:s text:c="42"/><text:span text:style-name="T4"><text:s/>TAK</text:span></text:p>
      <text:p text:style-name="P5">który zakon miał swoją siedzibę w krzeszowskim opactwie <text:s text:c="27"/><text:span text:style-name="T4">cystersi</text:span></text:p>
      <text:p text:style-name="P5">w co rycerz gra ze śmiercią w Siódmej pięczęci Bergmana <text:s text:c="25"/><text:span text:style-name="T4"><text:s text:c="3"/>szachy</text:span></text:p>
      <text:p text:style-name="P5">bitwa pod Kircholmem była bitwa morską czy lądową <text:s text:c="14"/></text:p>
      <text:p text:style-name="P5">w którym miesiącu obchodzony jest międzynarodowy dzień pamięci ofiar Holocaustu</text:p>
      <text:p text:style-name="P4">styczeń</text:p>
      <text:p text:style-name="P5">czy przymiotniki odmieniają się przez rodzaje <text:s text:c="48"/><text:span text:style-name="T4">tak</text:span></text:p>
      <text:p text:style-name="P5">dwaj włoscy kompozytorzy urodzili się w tym samym roku i niezależnie od siebie stworzyli opery Cyganeria <text:s text:c="94"/></text:p>
      <text:p text:style-name="P5">który łańcuch górski oddziela półwysep iberyjski od europy <text:s text:c="26"/><text:span text:style-name="T4">Pireneje</text:span></text:p>
      <text:p text:style-name="P5">w którym wieku żył Jan Długosz <text:s text:c="69"/><text:span text:style-name="T4">piętnasty</text:span></text:p>
      <text:p text:style-name="P5">czy ptaki mają zęby <text:s text:c="88"/><text:span text:style-name="T4"><text:s text:c="2"/>NIE </text:span></text:p>
      <text:p text:style-name="P5">w którym miescie toczy się akcja powieści Mistrz i Małgorzata <text:s text:c="19"/><text:span text:style-name="T4"><text:s text:c="2"/>Moskwa</text:span></text:p>
      <text:p text:style-name="P5">ilu aktorów występuję w dramacie Mrożka Emigranci <text:s text:c="36"/><text:span text:style-name="T4">dwóch</text:span></text:p>
      <text:p text:style-name="P5">od którego roku NBP jest centralnym bankiem emisyjnym <text:s text:c="28"/><text:span text:style-name="T4"><text:s/>1945</text:span></text:p>
      <text:p text:style-name="P5">jak nazywa się środek odwoławczy od wyroku I instancji <text:s text:c="28"/><text:span text:style-name="T4"><text:s text:c="3"/>apelacja</text:span></text:p>
      <text:p text:style-name="P5"><text:soft-page-break/>na którym kontynencie zyje wąż gniewosz plamisty <text:s text:c="23"/><text:span text:style-name="T4">Europa</text:span></text:p>
      <text:p text:style-name="P5">jak nazywa się wielki duch wg wierzeń indianskich <text:s text:c="24"/><text:span text:style-name="T4">Wielki Duch Mannitu</text:span></text:p>
      <text:p text:style-name="P5">z którego państwa pochodzi rumba <text:s text:c="50"/><text:span text:style-name="T4">Kuba</text:span></text:p>
      <text:p text:style-name="P5">kto napisał wydaną w 1862 roku powieść Nędznicy <text:s text:c="23"/><text:span text:style-name="T4"><text:s/>Wiktor Hugo</text:span> <text:s text:c="2"/></text:p>
      <text:p text:style-name="P5">co jest jednostką miary kąta płaskiego w układzie SI <text:s text:c="22"/><text:span text:style-name="T4"><text:s/>radian</text:span></text:p>
      <text:p text:style-name="P5">jak do 1976 nazywało się miasto wietnamskie <text:s text:c="33"/><text:span text:style-name="T4"><text:s/>Sajgon</text:span></text:p>
      <text:p text:style-name="P5">czy żoną Perseusza była Persefona <text:s text:c="51"/><text:span text:style-name="T4"><text:s/>NIE</text:span> </text:p>
      <text:p text:style-name="P5">władcą której polskiej dzielnicy był Bolesław Wysoki <text:s text:c="20"/><text:span text:style-name="T4"><text:s/>Śląsk</text:span></text:p>
      <text:p text:style-name="Standard"><text:span text:style-name="T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0T23:18:23.84</meta:creation-date>
    <meta:document-statistic meta:table-count="0" meta:image-count="0" meta:object-count="0" meta:page-count="3" meta:paragraph-count="91" meta:word-count="788" meta:character-count="7421"/>
    <dc:date>2014-08-31T00:19:21.71</dc:date>
    <meta:editing-duration>PT00H01M07S</meta:editing-duration>
    <meta:editing-cycles>1</meta:editing-cycles>
    <meta:generator>OpenOffice.ux.pl/3.1$Win32 OpenOffice.org_project/310m11$Build-39399</meta:generator>
  </office:meta>
</office:document-meta>
</file>